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35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56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情報源</text:p>
            <draw:line table:end-cell-address="Sheet1.A8" table:end-x="40.92mm" table:end-y="8.8mm" draw:z-index="0" draw:name="線條 1" draw:style-name="gr1" draw:text-style-name="P1" svg:x1="0mm" svg:y1="0mm" svg:x2="40.92mm" svg:y2="70.41mm">
              <text:p/>
            </draw:line>
          </table:table-cell>
          <table:table-cell table:style-name="ce7" office:value-type="string" calcext:value-type="string" table:number-columns-spanned="1" table:number-rows-spanned="8">
            <text:p>1</text:p>
            <text:p>國</text:p>
            <text:p>際</text:p>
            <text:p>機</text:p>
            <text:p>構</text:p>
          </table:table-cell>
          <table:table-cell table:style-name="ce7" office:value-type="string" calcext:value-type="string" table:number-columns-spanned="1" table:number-rows-spanned="8">
            <text:p>2</text:p>
            <text:p>商</text:p>
            <text:p>會</text:p>
          </table:table-cell>
          <table:table-cell table:style-name="ce11" office:value-type="string" calcext:value-type="string" table:number-columns-spanned="1" table:number-rows-spanned="8">
            <text:p>3</text:p>
            <text:p>政</text:p>
            <text:p>府</text:p>
          </table:table-cell>
          <table:table-cell table:style-name="ce7" office:value-type="string" calcext:value-type="string" table:number-columns-spanned="1" table:number-rows-spanned="8">
            <text:p>4</text:p>
            <text:p><text:span text:style-name="T1">公</text:span></text:p>
            <text:p><text:span text:style-name="T1">家</text:span></text:p>
            <text:p><text:span text:style-name="T1">機</text:span></text:p>
            <text:p><text:span text:style-name="T1">關</text:span></text:p>
          </table:table-cell>
          <table:table-cell table:style-name="ce7" office:value-type="string" calcext:value-type="string" table:number-columns-spanned="1" table:number-rows-spanned="8">
            <text:p>5</text:p>
            <text:p><text:span text:style-name="T1">研</text:span></text:p>
            <text:p><text:span text:style-name="T1">究</text:span></text:p>
            <text:p><text:span text:style-name="T1">機</text:span></text:p>
            <text:p><text:span text:style-name="T1">構</text:span></text:p>
          </table:table-cell>
          <table:table-cell table:style-name="ce7" office:value-type="string" calcext:value-type="string" table:number-columns-spanned="1" table:number-rows-spanned="8">
            <text:p>6</text:p>
            <text:p><text:span text:style-name="T1">金</text:span></text:p>
            <text:p><text:span text:style-name="T1">融</text:span></text:p>
            <text:p><text:span text:style-name="T1">機</text:span></text:p>
            <text:p><text:span text:style-name="T1">構</text:span></text:p>
          </table:table-cell>
          <table:table-cell table:style-name="ce7" office:value-type="string" calcext:value-type="string" table:number-columns-spanned="1" table:number-rows-spanned="8">
            <text:p>7</text:p>
            <text:p><text:span text:style-name="T1">證</text:span></text:p>
            <text:p><text:span text:style-name="T1">券</text:span></text:p>
            <text:p><text:span text:style-name="T1">公</text:span></text:p>
            <text:p><text:span text:style-name="T1">司</text:span></text:p>
          </table:table-cell>
          <table:table-cell table:style-name="ce7" office:value-type="string" calcext:value-type="string" table:number-columns-spanned="1" table:number-rows-spanned="8">
            <text:p>8</text:p>
            <text:p><text:span text:style-name="T1">徵</text:span></text:p>
            <text:p><text:span text:style-name="T1">信</text:span></text:p>
            <text:p><text:span text:style-name="T1">社</text:span></text:p>
          </table:table-cell>
          <table:table-cell table:style-name="ce7" office:value-type="string" calcext:value-type="string" table:number-columns-spanned="1" table:number-rows-spanned="8">
            <text:p>9</text:p>
            <text:p><text:span text:style-name="T1">顧</text:span></text:p>
            <text:p><text:span text:style-name="T1">問</text:span></text:p>
          </table:table-cell>
          <table:table-cell table:style-name="ce11" office:value-type="string" calcext:value-type="string" table:number-columns-spanned="1" table:number-rows-spanned="8">
            <text:p>10</text:p>
            <text:p><text:span text:style-name="T1">同</text:span></text:p>
            <text:p><text:span text:style-name="T1">業</text:span></text:p>
            <text:p><text:span text:style-name="T1">者</text:span></text:p>
          </table:table-cell>
          <table:table-cell table:style-name="ce7" office:value-type="string" calcext:value-type="string" table:number-columns-spanned="1" table:number-rows-spanned="8">
            <text:p>11</text:p>
            <text:p><text:span text:style-name="T1">會</text:span></text:p>
            <text:p><text:span text:style-name="T1">議</text:span></text:p>
            <text:p><text:span text:style-name="T1">聚</text:span></text:p>
            <text:p><text:span text:style-name="T1">會</text:span></text:p>
          </table:table-cell>
          <table:table-cell table:style-name="ce11" office:value-type="string" calcext:value-type="string" table:number-columns-spanned="1" table:number-rows-spanned="8">
            <text:p>12</text:p>
            <text:p><text:span text:style-name="T1">報</text:span></text:p>
            <text:p><text:span text:style-name="T1">紙</text:span></text:p>
          </table:table-cell>
          <table:table-cell table:style-name="ce7" office:value-type="string" calcext:value-type="string" table:number-columns-spanned="1" table:number-rows-spanned="8">
            <text:p>13</text:p>
            <text:p><text:span text:style-name="T1">同</text:span></text:p>
            <text:p><text:span text:style-name="T1">業</text:span></text:p>
            <text:p><text:span text:style-name="T1">界</text:span></text:p>
            <text:p><text:span text:style-name="T1">刊</text:span></text:p>
            <text:p><text:span text:style-name="T1">務</text:span></text:p>
          </table:table-cell>
          <table:table-cell table:style-name="ce11" office:value-type="string" calcext:value-type="string" table:number-columns-spanned="1" table:number-rows-spanned="8">
            <text:p>14</text:p>
            <text:p><text:span text:style-name="T1">雜</text:span></text:p>
            <text:p><text:span text:style-name="T1">誌</text:span></text:p>
          </table:table-cell>
          <table:table-cell table:style-name="ce7" office:value-type="string" calcext:value-type="string" table:number-columns-spanned="1" table:number-rows-spanned="8">
            <text:p>15</text:p>
            <text:p><text:span text:style-name="T1">圖</text:span></text:p>
            <text:p><text:span text:style-name="T1">書</text:span></text:p>
          </table:table-cell>
          <table:table-cell table:style-name="ce11" office:value-type="string" calcext:value-type="string" table:number-columns-spanned="1" table:number-rows-spanned="8">
            <text:p>16</text:p>
            <text:p><text:span text:style-name="T1">電</text:span></text:p>
            <text:p><text:span text:style-name="T1">視</text:span></text:p>
            <text:p><text:span text:style-name="T1">收</text:span></text:p>
            <text:p><text:span text:style-name="T1">音</text:span></text:p>
            <text:p><text:span text:style-name="T1">機</text:span></text:p>
          </table:table-cell>
          <table:table-cell table:style-name="ce7" office:value-type="string" calcext:value-type="string" table:number-columns-spanned="1" table:number-rows-spanned="8">
            <text:p>17</text:p>
            <text:p><text:span text:style-name="T1">批</text:span></text:p>
            <text:p><text:span text:style-name="T1">發</text:span></text:p>
            <text:p><text:span text:style-name="T1">商</text:span></text:p>
          </table:table-cell>
          <table:table-cell table:style-name="ce7" office:value-type="string" calcext:value-type="string" table:number-columns-spanned="1" table:number-rows-spanned="8">
            <text:p>18</text:p>
            <text:p><text:span text:style-name="T1">本</text:span></text:p>
            <text:p><text:span text:style-name="T1">公</text:span></text:p>
            <text:p><text:span text:style-name="T1">司</text:span></text:p>
            <text:p><text:span text:style-name="T1">的</text:span></text:p>
            <text:p><text:span text:style-name="T1">推</text:span></text:p>
            <text:p><text:span text:style-name="T1">銷</text:span></text:p>
            <text:p><text:span text:style-name="T1">員</text:span></text:p>
          </table:table-cell>
          <table:table-cell table:style-name="ce12" office:value-type="string" calcext:value-type="string" table:number-columns-spanned="2" table:number-rows-spanned="3">
            <text:p>未來的對策</text:p>
          </table:table-cell>
          <table:covered-table-cell table:style-name="ce18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3"/>
          <table:covered-table-cell table:style-name="ce19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4"/>
          <table:covered-table-cell table:style-name="ce20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table-cell table:style-name="ce15" office:value-type="string" calcext:value-type="string" table:number-columns-spanned="1" table:number-rows-spanned="5">
            <text:p><text:span text:style-name="T2">具</text:span></text:p>
            <text:p><text:span text:style-name="T2">體</text:span></text:p>
            <text:p><text:span text:style-name="T2">的</text:span></text:p>
            <text:p><text:span text:style-name="T2">實</text:span></text:p>
            <text:p><text:span text:style-name="T2">行</text:span></text:p>
            <text:p><text:span text:style-name="T2">策</text:span></text:p>
            <text:p><text:span text:style-name="T2">略</text:span></text:p>
          </table:table-cell>
          <table:table-cell table:style-name="ce12" office:value-type="string" calcext:value-type="string" table:number-columns-spanned="1" table:number-rows-spanned="5">
            <text:p>費</text:p>
            <text:p>用</text:p>
          </table:table-cell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6"/>
          <table:covered-table-cell table:style-name="ce21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6"/>
          <table:covered-table-cell table:style-name="ce21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6"/>
          <table:covered-table-cell table:style-name="ce21"/>
          <table:table-cell table:number-columns-repeated="1003"/>
        </table:table-row>
        <table:table-row table:style-name="ro1">
          <table:table-cell table:style-name="ce3" office:value-type="string" calcext:value-type="string">
            <text:p>情報的內容</text:p>
          </table:table-cell>
          <table:covered-table-cell table:number-columns-repeated="18" table:style-name="ce9"/>
          <table:covered-table-cell table:style-name="ce17"/>
          <table:covered-table-cell table:style-name="ce22"/>
          <table:table-cell table:number-columns-repeated="1003"/>
        </table:table-row>
        <table:table-row table:style-name="ro1">
          <table:table-cell table:style-name="ce4" office:value-type="string" calcext:value-type="string">
            <text:p> 1.<text:span text:style-name="T1">國際經濟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2.<text:span text:style-name="T1">國際資源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3.<text:span text:style-name="T1">國際間新產品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4.<text:span text:style-name="T1">國際物價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5.<text:span text:style-name="T1">國際政治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6.<text:span text:style-name="T1">國際技術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7.<text:span text:style-name="T1">國內政治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8.<text:span text:style-name="T1">國內經濟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9.<text:span text:style-name="T1">國內新產品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0.<text:span text:style-name="T1">國內物價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1.<text:span text:style-name="T1">國內技術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2.<text:span text:style-name="T1">國內金融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3.<text:span text:style-name="T1">國內業界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4.<text:span text:style-name="T1">地域經濟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5.<text:span text:style-name="T1">顧客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6.<text:span text:style-name="T1">消費者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7.<text:span text:style-name="T1">競爭者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8.<text:span text:style-name="T1">批發商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9.<text:span text:style-name="T1">公家機構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table:number-columns-repeated="20"/>
          <table:table-cell table:number-columns-repeated="1003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34:22.46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6:33</meta:creation-date>
    <dc:date>2017-01-16T01:33:11.045000000</dc:date>
    <meta:print-date>2004-03-23T23:40:06</meta:print-date>
    <meta:generator>LibreOffice/5.2.3.3$Windows_x86 LibreOffice_project/d54a8868f08a7b39642414cf2c8ef2f228f780cf</meta:generator>
    <meta:editing-duration>PT3M55S</meta:editing-duration>
    <meta:editing-cycles>2</meta:editing-cycles>
    <meta:document-statistic meta:table-count="1" meta:cell-count="44" meta:object-count="1"/>
  </office:meta>
</office:document-meta>
</file>